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Standard">
      <style:text-properties style:font-name="Georgia" fo:language="en" fo:country="US" style:font-name-complex="Arial1"/>
    </style:style>
    <style:style style:name="P7" style:family="paragraph" style:parent-style-name="Standard">
      <style:paragraph-properties style:text-autospace="none"/>
      <style:text-properties fo:color="#808080" style:font-name="Courier New1" fo:font-size="8pt" style:font-name-asian="Courier New1" style:font-size-asian="8pt" style:font-name-complex="Courier New1" style:font-size-complex="8pt"/>
    </style:style>
    <style:style style:name="P8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9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10" style:family="paragraph" style:parent-style-name="Standard">
      <style:paragraph-properties style:text-autospace="none"/>
      <style:text-properties fo:color="#ff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1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" style:family="paragraph" style:parent-style-name="Standard">
      <style:paragraph-properties fo:break-before="page"/>
      <style:text-properties style:font-name="Georgia" fo:language="en" fo:country="US" style:font-name-complex="Arial1"/>
    </style:style>
    <style:style style:name="P13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7" style:family="paragraph" style:parent-style-name="Standard" style:list-style-name="WW8Num4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WW8Num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8Num4">
      <style:paragraph-properties fo:text-align="justify" style:justify-single-word="false"/>
      <style:text-properties style:font-name="Times New Roman" fo:font-size="12pt" style:font-size-asian="12pt" style:font-name-complex="Arial1" style:font-size-complex="12pt"/>
    </style:style>
    <style:style style:name="P20" style:family="paragraph" style:parent-style-name="Standard" style:list-style-name="WW8Num6">
      <style:paragraph-properties fo:text-align="justify" style:justify-single-word="false"/>
      <style:text-properties style:font-name="Times New Roman" fo:font-size="12pt" style:font-size-asian="12pt" style:font-name-complex="Arial1" style:font-size-complex="12pt"/>
    </style:style>
    <style:style style:name="P21" style:family="paragraph" style:parent-style-name="Standard" style:list-style-name="WW8Num2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style:text-autospace="none"/>
      <style:text-properties fo:color="#808080" style:font-name="Courier New1" fo:font-size="8pt" style:font-name-asian="Courier New1" style:font-size-asian="8pt" style:font-name-complex="Courier New1" style:font-size-complex="8pt"/>
    </style:style>
    <style:style style:name="P23" style:family="paragraph" style:parent-style-name="Standard">
      <style:paragraph-properties style:text-autospace="none"/>
      <style:text-properties fo:color="#808080" style:font-name="Courier New1" fo:font-size="8pt" style:font-name-asian="Courier New1" style:font-size-asian="8pt" style:font-name-complex="Courier New1" style:font-size-complex="8pt"/>
    </style:style>
    <style:style style:name="P24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5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6" style:family="paragraph" style:parent-style-name="Standard">
      <style:paragraph-properties style:text-autospace="none"/>
      <style:text-properties fo:color="#808080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P27" style:family="paragraph" style:parent-style-name="Standard">
      <style:paragraph-properties style:text-autospace="none"/>
      <style:text-properties fo:color="#808080" style:font-name="Courier New1" fo:font-size="8pt" fo:font-style="normal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P28" style:family="paragraph" style:parent-style-name="Standard">
      <style:paragraph-properties style:text-autospace="none"/>
      <style:text-properties fo:color="#808080" style:font-name="Courier New1" fo:font-size="8pt" fo:font-style="normal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P29" style:family="paragraph" style:parent-style-name="Standard">
      <style:paragraph-properties style:text-autospace="none"/>
      <style:text-properties fo:color="#808080" style:font-name="Courier New1" fo:font-size="8pt" fo:font-style="normal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P30" style:family="paragraph" style:parent-style-name="Standard">
      <style:paragraph-properties style:text-autospace="none"/>
      <style:text-properties fo:color="#808080" style:font-name="Courier New1" fo:font-size="8pt" fo:font-style="normal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P31" style:family="paragraph" style:parent-style-name="Standard">
      <style:paragraph-properties style:text-autospace="none"/>
      <style:text-properties fo:color="#808080" style:font-name="Courier New1" fo:font-size="8pt" fo:font-style="normal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P32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3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4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5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6" style:family="paragraph" style:parent-style-name="Standard">
      <style:paragraph-properties style:text-autospace="none"/>
      <style:text-properties fo:color="#7f7f00" style:font-name="Courier New1" fo:font-size="8pt" style:font-name-asian="Courier New1" style:font-size-asian="8pt" style:font-name-complex="Courier New1" style:font-size-complex="8pt"/>
    </style:style>
    <style:style style:name="P37" style:family="paragraph" style:parent-style-name="Standard">
      <style:paragraph-properties style:text-autospace="none"/>
      <style:text-properties fo:color="#ff0000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3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3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5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7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0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4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5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6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7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8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4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6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99" style:family="paragraph" style:parent-style-name="Standard" style:list-style-name="WW8Num6">
      <style:paragraph-properties fo:margin-left="0cm" fo:margin-right="0cm" fo:text-align="justify" style:justify-single-word="false" fo:text-indent="1.27cm" style:auto-text-indent="false"/>
      <style:text-properties style:font-name="Times New Roman" fo:font-size="12pt" style:font-size-asian="12pt" style:font-name-complex="Arial1" style:font-size-complex="12pt"/>
    </style:style>
    <style:style style:name="P200" style:family="paragraph" style:parent-style-name="Standard" style:list-style-name="WW8Num6">
      <style:paragraph-properties fo:margin-left="0cm" fo:margin-right="0cm" fo:text-align="justify" style:justify-single-word="false" fo:text-indent="1.27cm" style:auto-text-indent="false"/>
    </style:style>
    <style:style style:name="P201" style:family="paragraph" style:parent-style-name="Standard">
      <style:paragraph-properties fo:margin-top="0.423cm" fo:margin-bottom="0.106cm">
        <style:tab-stops>
          <style:tab-stop style:position="1.074cm"/>
        </style:tab-stops>
      </style:paragraph-properties>
      <style:text-properties fo:color="#7f7f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P202" style:family="paragraph" style:parent-style-name="Standard">
      <style:paragraph-properties fo:margin-left="1.249cm" fo:margin-right="0cm" fo:margin-top="0cm" fo:margin-bottom="0cm" fo:text-indent="0cm" style:auto-text-indent="false">
        <style:tab-stops>
          <style:tab-stop style:position="1.074cm"/>
        </style:tab-stops>
      </style:paragraph-properties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P203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style:font-name="Times New Roman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20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0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06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07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style:use-window-font-color="true" fo:language="ru" fo:country="RU" fo:font-weight="bold" style:letter-kerning="true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3" style:family="text">
      <style:text-properties style:use-window-font-color="true" fo:language="ru" fo:country="RU" style:letter-kerning="true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font-name="Georgia"/>
    </style:style>
    <style:style style:name="T5" style:family="text">
      <style:text-properties style:font-name="Georgia" fo:language="en" fo:country="US"/>
    </style:style>
    <style:style style:name="T6" style:family="text">
      <style:text-properties style:font-name="Georgia" fo:font-size="14pt" style:font-size-asian="14pt" style:font-size-complex="14pt"/>
    </style:style>
    <style:style style:name="T7" style:family="text">
      <style:text-properties style:font-name="Georgia"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Arial1"/>
    </style:style>
    <style:style style:name="T10" style:family="text">
      <style:text-properties style:font-name-complex="Arial1"/>
    </style:style>
    <style:style style:name="T11" style:family="text">
      <style:text-properties fo:color="#0000df" style:font-name="Courier New1" fo:font-weight="bold" style:font-name-asian="Courier New1" style:font-weight-asian="bold" style:font-name-complex="Courier New1" style:font-weight-complex="bold"/>
    </style:style>
    <style:style style:name="T12" style:family="text">
      <style:text-properties fo:color="#0000d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3" style:family="text">
      <style:text-properties fo:color="#0000df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14" style:family="text">
      <style:text-properties fo:color="#0000df"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5" style:family="text">
      <style:text-properties fo:color="#808080" style:font-name="Courier New1" fo:font-weight="normal" style:font-name-asian="Courier New1" style:font-weight-asian="normal" style:font-name-complex="Courier New1" style:font-weight-complex="normal"/>
    </style:style>
    <style:style style:name="T16" style:family="text">
      <style:text-properties fo:color="#80808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7" style:family="text">
      <style:text-properties fo:color="#80808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8" style:family="text">
      <style:text-properties fo:color="#808080"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9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20" style:family="text"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1" style:family="text"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2" style:family="text">
      <style:text-properties fo:color="#000000"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3" style:family="text">
      <style:text-properties fo:color="#ff0000" style:font-name="Courier New1" fo:font-weight="bold" style:font-name-asian="Courier New1" style:font-weight-asian="bold" style:font-name-complex="Courier New1" style:font-weight-complex="bold"/>
    </style:style>
    <style:style style:name="T24" style:family="text">
      <style:text-properties fo:color="#ff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5" style:family="text">
      <style:text-properties fo:color="#ff0000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26" style:family="text">
      <style:text-properties fo:color="#ff0000"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27" style:family="text">
      <style:text-properties fo:color="#ac00a9" style:font-name="Courier New1" fo:font-weight="normal" style:font-name-asian="Courier New1" style:font-weight-asian="normal" style:font-name-complex="Courier New1" style:font-weight-complex="normal"/>
    </style:style>
    <style:style style:name="T28" style:family="text">
      <style:text-properties fo:color="#ac00a9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9" style:family="text">
      <style:text-properties fo:color="#ac00a9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30" style:family="text">
      <style:text-properties fo:color="#ac00a9"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31" style:family="text">
      <style:text-properties fo:color="#5e5eae" style:font-name="Courier New1" fo:font-weight="normal" style:font-name-asian="Courier New1" style:font-weight-asian="normal" style:font-name-complex="Courier New1" style:font-weight-complex="normal"/>
    </style:style>
    <style:style style:name="T32" style:family="text">
      <style:text-properties fo:color="#5e5eae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33" style:family="text">
      <style:text-properties fo:color="#5e5eae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34" style:family="text">
      <style:text-properties fo:color="#5e5eae"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35" style:family="text">
      <style:text-properties fo:color="#ff8080" style:font-name="Arial"/>
    </style:style>
    <style:style style:name="T36" style:family="text">
      <style:text-properties style:font-name="Times New Roman"/>
    </style:style>
    <style:style style:name="T37" style:family="text">
      <style:text-properties fo:font-size="12pt"/>
    </style:style>
    <style:style style:name="T38" style:family="text">
      <style:text-properties style:font-size-asian="12pt"/>
    </style:style>
    <style:style style:name="T39" style:family="text">
      <style:text-properties style:font-size-complex="12pt"/>
    </style:style>
    <style:style style:name="T40" style:family="text">
      <style:text-properties fo:color="#008000" style:font-name="Courier New1" fo:font-size="9pt" fo:font-style="italic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41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42" style:family="text">
      <style:text-properties style:font-name="Courier New1" fo:font-style="normal" style:font-style-asian="normal" style:font-style-complex="normal"/>
    </style:style>
    <style:style style:name="T4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13">«Моделирование буфера FIFO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205" text:outline-level="1"><text:s/>Цель работы</text:h>
          <text:list>
            <text:list-header>
              <text:p text:style-name="P21">Написать масштабируемую программу, моделирующую буфер типа FIFO ("первый вошел – первый вышел") на N сообщений, где N – число запущенных процессоров параллельного компьютера. Таким образом, процесс на каждом процессоре должен моделировать одну ячейку памяти буфера FIFO, хранящую одно сообщение. Программа должна моделировать управляющие сигналы буфера FIFO: буфер пуст и буфер полон. </text:p>
            </text:list-header>
          </text:list>
        </text:list-item>
        <text:list-item>
          <text:h text:style-name="P204" text:outline-level="1"><text:span text:style-name="T1"><text:s/></text:span><text:span text:style-name="T1">Выполнение</text:span></text:h>
          <text:list>
            <text:list-item>
              <text:h text:outline-level="2">Порядок работы управляющего процессорного элемента</text:h>
            </text:list-item>
          </text:list>
        </text:list-item>
      </text:list>
      <text:list text:style-name="WW8Num4">
        <text:list-item>
          <text:p text:style-name="P17"><text:span text:style-name="T10">Создание связей между управляющим элементом и его соседями по кольцу. В данной реализации — между нулевым и следующим за ним (</text:span><text:span text:style-name="T9">MyProcID</text:span><text:span text:style-name="T10">+1), между нулевым и предыдущим (</text:span><text:span text:style-name="T9">nProcs</text:span><text:span text:style-name="T10">-1).</text:span></text:p>
        </text:list-item>
        <text:list-item>
          <text:p text:style-name="P19">Ожидание сообщения в очереди.</text:p>
        </text:list-item>
        <text:list-item>
          <text:p text:style-name="P19">Присвоение сообщения текущему элементу, если его состояние пусто, и переход на пункт 2.</text:p>
        </text:list-item>
        <text:list-item>
          <text:p text:style-name="P19">Передача сообщения следующему элементу в очереди.</text:p>
        </text:list-item>
        <text:list-item>
          <text:p text:style-name="P17"><text:span text:style-name="T10">Если получено сообщение «</text:span><text:span text:style-name="T9">FIFO</text:span><text:span text:style-name="T10"> </text:span><text:span text:style-name="T9">is</text:span><text:span text:style-name="T10"> </text:span><text:span text:style-name="T9">not</text:span><text:span text:style-name="T10"> </text:span><text:span text:style-name="T9">complete</text:span><text:span text:style-name="T10">», то переход на пункт 2.</text:span></text:p>
        </text:list-item>
        <text:list-item>
          <text:p text:style-name="P17"><text:span text:style-name="T10">Передача сообщения «</text:span><text:span text:style-name="T9">FIFO</text:span><text:span text:style-name="T10"> </text:span><text:span text:style-name="T9">is</text:span><text:span text:style-name="T10"> </text:span><text:span text:style-name="T9">complete</text:span><text:span text:style-name="T10">» следующему элементу в очереди.</text:span></text:p>
        </text:list-item>
        <text:list-item>
          <text:p text:style-name="P19">Выход.</text:p>
        </text:list-item>
      </text:list>
      <text:list text:style-name="WW8Num2" text:continue-numbering="true">
        <text:list-item>
          <text:list text:continue-numbering="true">
            <text:list-item>
              <text:h text:outline-level="2">Порядок работы ведомого процессорного элемента</text:h>
            </text:list-item>
          </text:list>
        </text:list-item>
      </text:list>
      <text:list text:style-name="WW8Num6">
        <text:list-item>
          <text:p text:style-name="P20">Создание связей между процессорными элементами.</text:p>
        </text:list-item>
        <text:list-item>
          <text:p text:style-name="P20">Ожидание сообщения в очереди от предыдущего элемента.</text:p>
        </text:list-item>
        <text:list-item>
          <text:p text:style-name="P18"><text:span text:style-name="T10">Если получено сообщение «</text:span><text:span text:style-name="T9">FIFO</text:span><text:span text:style-name="T10"> </text:span><text:span text:style-name="T9">is</text:span><text:span text:style-name="T10"> </text:span><text:span text:style-name="T9">not</text:span><text:span text:style-name="T10"> </text:span><text:span text:style-name="T9">complete</text:span><text:span text:style-name="T10">», </text:span></text:p>
          <text:p text:style-name="P20">то передача сообщения следующему элементу в очереди и переход на п.2.</text:p>
        </text:list-item>
        <text:list-item>
          <text:p text:style-name="P18"><text:span text:style-name="T10">Если получено сообщение «</text:span><text:span text:style-name="T9">FIFO</text:span><text:span text:style-name="T10"> </text:span><text:span text:style-name="T9">is</text:span><text:span text:style-name="T10"> </text:span><text:span text:style-name="T9">complete</text:span><text:span text:style-name="T10">»,</text:span></text:p>
          <text:p text:style-name="P20">то передача сообщения следующему элементу в очереди и завершение работы.</text:p>
        </text:list-item>
        <text:list-item>
          <text:p text:style-name="P20">Присвоение сообщения текущему элементу, если его состояние пусто, и переход на п.2.</text:p>
        </text:list-item>
        <text:list-item>
          <text:p text:style-name="P20">Если текущий процессорный элемент – последний, </text:p>
          <text:p text:style-name="P18"><text:span text:style-name="T10">то передача сообщения «</text:span><text:span text:style-name="T9">FIFO</text:span><text:span text:style-name="T10"> </text:span><text:span text:style-name="T9">is</text:span><text:span text:style-name="T10"> </text:span><text:span text:style-name="T9">complete</text:span><text:span text:style-name="T10">».</text:span></text:p>
        </text:list-item>
        <text:list-item>
          <text:p text:style-name="P20">Переход на п.2.</text:p>
        </text:list-item>
      </text:list>
      <text:list text:style-name="WW8Num2" text:continue-numbering="true">
        <text:list-item>
          <text:list text:continue-numbering="true">
            <text:list-item>
              <text:h text:outline-level="2">Взаимодействие процессорных элементов в очереди</text:h>
            </text:list-item>
          </text:list>
        </text:list-item>
      </text:list>
      <text:p text:style-name="P15"><text:span text:style-name="T10">Если очередь заполнена, то выдается сообщение «</text:span><text:span text:style-name="T9">FIFO</text:span><text:span text:style-name="T10"> </text:span><text:span text:style-name="T9">is</text:span><text:span text:style-name="T10"> </text:span><text:span text:style-name="T9">complete</text:span><text:span text:style-name="T10">».</text:span></text:p>
      <text:list text:style-name="WW8Num6" text:continue-numbering="true">
        <text:list-header>
          <text:p text:style-name="P200">Иначе передается сообщение «FIFO is not complete»</text:p>
        </text:list-header>
      </text:list>
      <text:p text:style-name="P14"/>
      <text:list text:style-name="WW8Num6" text:continue-numbering="true">
        <text:list-header>
          <text:p text:style-name="P199"/>
        </text:list-header>
      </text:list>
      <text:h text:style-name="Heading_20_2" text:outline-level="2"/>
      <text:p text:style-name="P6"/>
      <text:p text:style-name="P12"/>
      <text:list text:style-name="WW8Num2" text:continue-numbering="true">
        <text:list-item>
          <text:h text:style-name="P206" text:outline-level="1">Текст программы</text:h>
        </text:list-item>
      </text:list>
      <text:p text:style-name="P201"><text:span text:style-name="T43">#include &lt;stdio.h&gt;</text:span></text:p>
      <text:p text:style-name="P32">#include &lt;stdlib.h&gt;</text:p>
      <text:p text:style-name="P32">#include &lt;conio.h&gt;</text:p>
      <text:p text:style-name="P32">#include "sys/root.h"</text:p>
      <text:p text:style-name="P32">#include "message.h"</text:p>
      <text:p text:style-name="P22"/>
      <text:p text:style-name="P38"><text:span text:style-name="T11">int</text:span><text:span text:style-name="T15"> </text:span><text:span text:style-name="T19">main</text:span><text:span text:style-name="T23">(</text:span><text:span text:style-name="T11">void</text:span><text:span text:style-name="T23">)</text:span><text:span text:style-name="T15"> </text:span><text:span text:style-name="T23">{</text:span></text:p>
      <text:p text:style-name="P38"><text:span text:style-name="T15"><text:s text:c="4"/></text:span><text:span text:style-name="T11">char</text:span><text:span text:style-name="T15"> </text:span><text:span text:style-name="T23">*</text:span><text:span text:style-name="T19">FName</text:span><text:span text:style-name="T15"> </text:span><text:span text:style-name="T23">=</text:span><text:span text:style-name="T15"> </text:span><text:span text:style-name="T31">"main"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MyProcID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nProcs</text:span><text:span text:style-name="T23">;</text:span></text:p>
      <text:p text:style-name="P38"><text:span text:style-name="T15"><text:s text:c="4"/></text:span><text:span text:style-name="T19">LinkCB_t</text:span><text:span text:style-name="T15"> </text:span><text:span text:style-name="T23">*</text:span><text:span text:style-name="T19">PrevLink</text:span><text:span text:style-name="T23">,</text:span><text:span text:style-name="T15"> </text:span><text:span text:style-name="T23">*</text:span><text:span text:style-name="T19">NextLink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error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empty</text:span><text:span text:style-name="T15"> </text:span><text:span text:style-name="T23">=</text:span><text:span text:style-name="T15"> </text:span><text:span text:style-name="T27">1</text:span><text:span text:style-name="T23">;</text:span></text:p>
      <text:p text:style-name="P38"><text:span text:style-name="T15"><text:s text:c="4"/></text:span><text:span text:style-name="T11">char</text:span><text:span text:style-name="T15"> </text:span><text:span text:style-name="T19">body</text:span><text:span text:style-name="T23">[</text:span><text:span text:style-name="T27">1024</text:span><text:span text:style-name="T23">];</text:span></text:p>
      <text:p text:style-name="P38"><text:span text:style-name="T15"><text:s text:c="4"/></text:span><text:span text:style-name="T11">int</text:span><text:span text:style-name="T15"> </text:span><text:span text:style-name="T19">bodylen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lastId</text:span><text:span text:style-name="T23">;</text:span></text:p>
      <text:p text:style-name="P38"><text:span text:style-name="T15"><text:s text:c="4"/></text:span><text:span text:style-name="T19">MyProcID</text:span><text:span text:style-name="T15"> </text:span><text:span text:style-name="T23">=</text:span><text:span text:style-name="T15"> </text:span><text:span text:style-name="T19">GET_ROOT</text:span><text:span text:style-name="T23">()-&gt;</text:span><text:span text:style-name="T19">ProcRoot</text:span><text:span text:style-name="T23">-&gt;</text:span><text:span text:style-name="T19">MyProcID</text:span><text:span text:style-name="T23">;</text:span></text:p>
      <text:p text:style-name="P38"><text:span text:style-name="T15"><text:s text:c="4"/></text:span><text:span text:style-name="T19">nProcs</text:span><text:span text:style-name="T23">=</text:span><text:span text:style-name="T19">GET_ROOT</text:span><text:span text:style-name="T23">()-&gt;</text:span><text:span text:style-name="T19">ProcRoot</text:span><text:span text:style-name="T23">-&gt;</text:span><text:span text:style-name="T19">nProcs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dimX</text:span><text:span text:style-name="T15"> </text:span><text:span text:style-name="T23">=</text:span><text:span text:style-name="T15"> </text:span><text:span text:style-name="T19">GET_ROOT</text:span><text:span text:style-name="T23">()-&gt;</text:span><text:span text:style-name="T19">ProcRoot</text:span><text:span text:style-name="T23">-&gt;</text:span><text:span text:style-name="T19">DimX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dimY</text:span><text:span text:style-name="T15"> </text:span><text:span text:style-name="T23">=</text:span><text:span text:style-name="T15"> </text:span><text:span text:style-name="T19">GET_ROOT</text:span><text:span text:style-name="T23">()-&gt;</text:span><text:span text:style-name="T19">ProcRoot</text:span><text:span text:style-name="T23">-&gt;</text:span><text:span text:style-name="T19">DimY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myY</text:span><text:span text:style-name="T15"> </text:span><text:span text:style-name="T23">=</text:span><text:span text:style-name="T15"> </text:span><text:span text:style-name="T19">GET_ROOT</text:span><text:span text:style-name="T23">()-&gt;</text:span><text:span text:style-name="T19">ProcRoot</text:span><text:span text:style-name="T23">-&gt;</text:span><text:span text:style-name="T19">MyY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myX</text:span><text:span text:style-name="T15"> </text:span><text:span text:style-name="T23">=</text:span><text:span text:style-name="T15"> </text:span><text:span text:style-name="T19">GET_ROOT</text:span><text:span text:style-name="T23">()-&gt;</text:span><text:span text:style-name="T19">ProcRoot</text:span><text:span text:style-name="T23">-&gt;</text:span><text:span text:style-name="T19">MyX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chet</text:span><text:span text:style-name="T15"> </text:span><text:span text:style-name="T23">=</text:span><text:span text:style-name="T15"> </text:span><text:span text:style-name="T19">myY</text:span><text:span text:style-name="T23">%</text:span><text:span text:style-name="T27">2</text:span><text:span text:style-name="T23">==</text:span><text:span text:style-name="T27">0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nextId</text:span><text:span text:style-name="T23">;</text:span></text:p>
      <text:p text:style-name="P38"><text:span text:style-name="T15"><text:s text:c="4"/></text:span><text:span text:style-name="T11">int</text:span><text:span text:style-name="T15"> </text:span><text:span text:style-name="T19">prevId</text:span><text:span text:style-name="T23">;</text:span></text:p>
      <text:p text:style-name="P24"/>
      <text:p text:style-name="P38"><text:span text:style-name="T15"><text:s text:c="4"/></text:span><text:span text:style-name="T11">if</text:span><text:span text:style-name="T23">(</text:span><text:span text:style-name="T19">nProcs</text:span><text:span text:style-name="T23">&lt;</text:span><text:span text:style-name="T27">2</text:span><text:span text:style-name="T23">)</text:span><text:span text:style-name="T15"> </text:span><text:span text:style-name="T23">{</text:span></text:p>
      <text:p text:style-name="P38"><text:span text:style-name="T15"><text:s text:c="7"/></text:span><text:span text:style-name="T19">printf</text:span><text:span text:style-name="T23">(</text:span><text:span text:style-name="T31">"Your network is too small.\n"</text:span><text:span text:style-name="T23">);</text:span></text:p>
      <text:p text:style-name="P38"><text:span text:style-name="T15"><text:s text:c="7"/></text:span><text:span text:style-name="T19">AbortServer</text:span><text:span text:style-name="T23">(</text:span><text:span text:style-name="T27">1</text:span><text:span text:style-name="T23">);</text:span></text:p>
      <text:p text:style-name="P38"><text:span text:style-name="T15"><text:s text:c="4"/></text:span><text:span text:style-name="T23">}</text:span></text:p>
      <text:p text:style-name="P24"/>
      <text:p text:style-name="P38"><text:span text:style-name="T15"><text:s text:c="4"/></text:span><text:span text:style-name="T41">/*set up links */</text:span></text:p>
      <text:p text:style-name="P38"><text:span text:style-name="T18"><text:s text:c="4"/></text:span><text:span text:style-name="T14">if</text:span><text:span text:style-name="T26">(</text:span><text:span text:style-name="T22">MyProcID</text:span><text:span text:style-name="T26">==</text:span><text:span text:style-name="T30">0</text:span><text:span text:style-name="T26">)</text:span><text:span text:style-name="T18"> </text:span><text:span text:style-name="T26">{</text:span></text:p>
      <text:p text:style-name="P38"><text:span text:style-name="T18"><text:s text:c="8"/></text:span><text:span text:style-name="T22">nextId</text:span><text:span text:style-name="T18"> </text:span><text:span text:style-name="T26">=</text:span><text:span text:style-name="T18"> </text:span><text:span text:style-name="T22">MyProcID</text:span><text:span text:style-name="T26">+</text:span><text:span text:style-name="T30">1</text:span><text:span text:style-name="T26">;</text:span></text:p>
      <text:p text:style-name="P38"><text:span text:style-name="T18"><text:s text:c="8"/></text:span><text:span text:style-name="T22">NextLink</text:span><text:span text:style-name="T26">=</text:span><text:span text:style-name="T22">MakeLink</text:span><text:span text:style-name="T26">(</text:span><text:span text:style-name="T22">nextId</text:span><text:span text:style-name="T26">,</text:span><text:span text:style-name="T18"> </text:span><text:span text:style-name="T30">1234</text:span><text:span text:style-name="T26">,</text:span><text:span text:style-name="T18"> </text:span><text:span text:style-name="T26">&amp;</text:span><text:span text:style-name="T22">error</text:span><text:span text:style-name="T26">);</text:span></text:p>
      <text:p text:style-name="P38"><text:span text:style-name="T18"><text:s text:c="8"/></text:span><text:span text:style-name="T14">if</text:span><text:span text:style-name="T26">(</text:span><text:span text:style-name="T22">NextLink</text:span><text:span text:style-name="T26">==</text:span><text:span text:style-name="T22">NULL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22">LogError</text:span><text:span text:style-name="T26">(</text:span><text:span text:style-name="T22">EC_FATAL</text:span><text:span text:style-name="T26">,</text:span><text:span text:style-name="T18"> </text:span><text:span text:style-name="T22">FName</text:span><text:span text:style-name="T26">,</text:span><text:span text:style-name="T18"> </text:span><text:span text:style-name="T34">"Failed to make link to next processor, error %d."</text:span><text:span text:style-name="T26">,</text:span><text:span text:style-name="T18"> </text:span><text:span text:style-name="T22">error</text:span><text:span text:style-name="T26">);</text:span></text:p>
      <text:p text:style-name="P38"><text:span text:style-name="T18"><text:s text:c="12"/></text:span><text:span text:style-name="T22">AbortServer</text:span><text:span text:style-name="T26">(</text:span><text:span text:style-name="T30">1</text:span><text:span text:style-name="T26">)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14">if</text:span><text:span text:style-name="T18"> </text:span><text:span text:style-name="T26">(</text:span><text:span text:style-name="T22">dimY</text:span><text:span text:style-name="T26">%</text:span><text:span text:style-name="T30">2</text:span><text:span text:style-name="T18"> </text:span><text:span text:style-name="T26">!=</text:span><text:span text:style-name="T18"> </text:span><text:span text:style-name="T30">0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22">prevId</text:span><text:span text:style-name="T26">=</text:span><text:span text:style-name="T22">nProcs</text:span><text:span text:style-name="T26">-</text:span><text:span text:style-name="T30">1</text:span><text:span text:style-name="T26">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14">else</text:span><text:span text:style-name="T26">{</text:span></text:p>
      <text:p text:style-name="P38"><text:span text:style-name="T18"><text:s text:c="12"/></text:span><text:span text:style-name="T22">prevId</text:span><text:span text:style-name="T26">=</text:span><text:span text:style-name="T22">nProcs</text:span><text:span text:style-name="T26">-</text:span><text:span text:style-name="T22">dimX</text:span><text:span text:style-name="T26">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22">PrevLink</text:span><text:span text:style-name="T26">=</text:span><text:span text:style-name="T22">GetLink</text:span><text:span text:style-name="T26">(</text:span><text:span text:style-name="T22">prevId</text:span><text:span text:style-name="T26">,</text:span><text:span text:style-name="T18"> </text:span><text:span text:style-name="T30">1234</text:span><text:span text:style-name="T26">,</text:span><text:span text:style-name="T18"> </text:span><text:span text:style-name="T26">&amp;</text:span><text:span text:style-name="T22">error</text:span><text:span text:style-name="T26">);</text:span></text:p>
      <text:p text:style-name="P38"><text:span text:style-name="T18"><text:s text:c="8"/></text:span><text:span text:style-name="T14">if</text:span><text:span text:style-name="T26">(</text:span><text:span text:style-name="T22">PrevLink</text:span><text:span text:style-name="T26">==</text:span><text:span text:style-name="T22">NULL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22">LogError</text:span><text:span text:style-name="T26">(</text:span><text:span text:style-name="T22">EC_FATAL</text:span><text:span text:style-name="T26">,</text:span><text:span text:style-name="T18"> </text:span><text:span text:style-name="T22">FName</text:span><text:span text:style-name="T26">,</text:span><text:span text:style-name="T18"> </text:span><text:span text:style-name="T34">"Failed to get link from previous processor, error %d."</text:span><text:span text:style-name="T26">,</text:span><text:span text:style-name="T18"> </text:span><text:span text:style-name="T22">error</text:span><text:span text:style-name="T26">);</text:span></text:p>
      <text:p text:style-name="P38"><text:span text:style-name="T18"><text:s text:c="12"/></text:span><text:span text:style-name="T22">AbortServer</text:span><text:span text:style-name="T26">(</text:span><text:span text:style-name="T30">1</text:span><text:span text:style-name="T26">);</text:span></text:p>
      <text:p text:style-name="P38"><text:span text:style-name="T18"><text:s text:c="8"/></text:span><text:span text:style-name="T26">}</text:span></text:p>
      <text:p text:style-name="P38"><text:span text:style-name="T18"><text:s text:c="4"/></text:span><text:span text:style-name="T26">}</text:span></text:p>
      <text:p text:style-name="P38"><text:span text:style-name="T18"><text:s text:c="4"/></text:span><text:span text:style-name="T14">else</text:span><text:span text:style-name="T18"> </text:span><text:span text:style-name="T26">{</text:span></text:p>
      <text:p text:style-name="P38"><text:span text:style-name="T18"><text:s text:c="8"/></text:span><text:span text:style-name="T22">lastId</text:span><text:span text:style-name="T18"> </text:span><text:span text:style-name="T26">=</text:span><text:span text:style-name="T18"> </text:span><text:span text:style-name="T22">nProcs</text:span><text:span text:style-name="T18"> </text:span><text:span text:style-name="T26">-</text:span><text:span text:style-name="T18"> </text:span><text:span text:style-name="T30">1</text:span><text:span text:style-name="T18"> </text:span><text:span text:style-name="T26">-</text:span><text:span text:style-name="T18"> </text:span><text:span text:style-name="T26">(</text:span><text:span text:style-name="T22">dimY</text:span><text:span text:style-name="T26">%</text:span><text:span text:style-name="T30">2</text:span><text:span text:style-name="T18"> </text:span><text:span text:style-name="T26">==</text:span><text:span text:style-name="T18"> </text:span><text:span text:style-name="T30">0</text:span><text:span text:style-name="T18"> </text:span><text:span text:style-name="T26">)*(</text:span><text:span text:style-name="T22">dimX</text:span><text:span text:style-name="T26">-</text:span><text:span text:style-name="T30">1</text:span><text:span text:style-name="T26">);</text:span></text:p>
      <text:p text:style-name="P38"><text:span text:style-name="T18"><text:s text:c="8"/></text:span><text:span text:style-name="T14">if</text:span><text:span text:style-name="T26">(</text:span><text:span text:style-name="T22">myX</text:span><text:span text:style-name="T26">==</text:span><text:span text:style-name="T30">0</text:span><text:span text:style-name="T18"> </text:span><text:span text:style-name="T26">&amp;&amp;</text:span><text:span text:style-name="T18"> </text:span><text:span text:style-name="T22">myY</text:span><text:span text:style-name="T26">%</text:span><text:span text:style-name="T30">2</text:span><text:span text:style-name="T18"> </text:span><text:span text:style-name="T26">==</text:span><text:span text:style-name="T30">0</text:span><text:span text:style-name="T18"> </text:span><text:span text:style-name="T26">||</text:span><text:span text:style-name="T18"> </text:span><text:span text:style-name="T22">myX</text:span><text:span text:style-name="T18"> </text:span><text:span text:style-name="T26">==</text:span><text:span text:style-name="T18"> </text:span><text:span text:style-name="T22">dimX</text:span><text:span text:style-name="T26">-</text:span><text:span text:style-name="T30">1</text:span><text:span text:style-name="T18"> </text:span><text:span text:style-name="T26">&amp;&amp;</text:span><text:span text:style-name="T18"> </text:span><text:span text:style-name="T22">myY</text:span><text:span text:style-name="T26">%</text:span><text:span text:style-name="T30">2</text:span><text:span text:style-name="T18"> </text:span><text:span text:style-name="T26">!=</text:span><text:span text:style-name="T18"> </text:span><text:span text:style-name="T30">0</text:span><text:span text:style-name="T26">){</text:span></text:p>
      <text:p text:style-name="P38"><text:span text:style-name="T18"><text:s text:c="12"/></text:span><text:span text:style-name="T22">prevId</text:span><text:span text:style-name="T18"> </text:span><text:span text:style-name="T26">=</text:span><text:span text:style-name="T18"> </text:span><text:span text:style-name="T22">MyProcID</text:span><text:span text:style-name="T18"> </text:span><text:span text:style-name="T26">-</text:span><text:span text:style-name="T18"> </text:span><text:span text:style-name="T22">dimX</text:span><text:span text:style-name="T26">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14">else</text:span><text:span text:style-name="T26">{</text:span></text:p>
      <text:p text:style-name="P38"><text:span text:style-name="T18"><text:s text:c="12"/></text:span><text:span text:style-name="T22">prevId</text:span><text:span text:style-name="T18"> </text:span><text:span text:style-name="T26">=</text:span><text:span text:style-name="T18"> </text:span><text:span text:style-name="T26">(</text:span><text:span text:style-name="T22">MyProcID</text:span><text:span text:style-name="T18"> </text:span><text:span text:style-name="T26">+</text:span><text:span text:style-name="T18"> </text:span><text:span text:style-name="T30">1</text:span><text:span text:style-name="T18"> </text:span><text:span text:style-name="T26">-</text:span><text:span text:style-name="T18"> </text:span><text:span text:style-name="T30">2</text:span><text:span text:style-name="T26">*(</text:span><text:span text:style-name="T22">myY</text:span><text:span text:style-name="T26">%</text:span><text:span text:style-name="T30">2</text:span><text:span text:style-name="T26">==</text:span><text:span text:style-name="T30">0</text:span><text:span text:style-name="T26">))%</text:span><text:span text:style-name="T22">nProcs</text:span><text:span text:style-name="T26">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22">PrevLink</text:span><text:span text:style-name="T26">=</text:span><text:span text:style-name="T22">GetLink</text:span><text:span text:style-name="T26">(</text:span><text:span text:style-name="T22">prevId</text:span><text:span text:style-name="T26">,</text:span><text:span text:style-name="T18"> </text:span><text:span text:style-name="T30">1234</text:span><text:span text:style-name="T26">,</text:span><text:span text:style-name="T18"> </text:span><text:span text:style-name="T26">&amp;</text:span><text:span text:style-name="T22">error</text:span><text:span text:style-name="T26">);</text:span></text:p>
      <text:p text:style-name="P38"><text:span text:style-name="T18"><text:s text:c="8"/></text:span><text:span text:style-name="T14">if</text:span><text:span text:style-name="T26">(</text:span><text:span text:style-name="T22">PrevLink</text:span><text:span text:style-name="T26">==</text:span><text:span text:style-name="T22">NULL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22">LogError</text:span><text:span text:style-name="T26">(</text:span><text:span text:style-name="T22">EC_FATAL</text:span><text:span text:style-name="T26">,</text:span><text:span text:style-name="T18"> </text:span><text:span text:style-name="T22">FName</text:span><text:span text:style-name="T26">,</text:span><text:span text:style-name="T18"> </text:span><text:span text:style-name="T34">"Failed to get link from previous processor, error %d."</text:span><text:span text:style-name="T26">,</text:span><text:span text:style-name="T18"> </text:span><text:span text:style-name="T22">error</text:span><text:span text:style-name="T26">);</text:span></text:p>
      <text:p text:style-name="P38"><text:span text:style-name="T18"><text:s text:c="12"/></text:span><text:span text:style-name="T22">AbortServer</text:span><text:span text:style-name="T26">(</text:span><text:span text:style-name="T30">1</text:span><text:span text:style-name="T26">)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22">nextId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8"/></text:span><text:span text:style-name="T14">if</text:span><text:span text:style-name="T26">(</text:span><text:span text:style-name="T22">myX</text:span><text:span text:style-name="T18"> </text:span><text:span text:style-name="T26">==</text:span><text:span text:style-name="T18"> </text:span><text:span text:style-name="T30">0</text:span><text:span text:style-name="T18"> </text:span><text:span text:style-name="T26">&amp;&amp;</text:span><text:span text:style-name="T18"> </text:span><text:span text:style-name="T22">myY</text:span><text:span text:style-name="T26">%</text:span><text:span text:style-name="T30">2</text:span><text:span text:style-name="T18"> </text:span><text:span text:style-name="T26">!=</text:span><text:span text:style-name="T30">0</text:span><text:span text:style-name="T18"> </text:span><text:span text:style-name="T26">||</text:span><text:span text:style-name="T18"> </text:span><text:span text:style-name="T22">myX</text:span><text:span text:style-name="T18"> </text:span><text:span text:style-name="T26">==</text:span><text:span text:style-name="T18"> </text:span><text:span text:style-name="T22">dimX</text:span><text:span text:style-name="T26">-</text:span><text:span text:style-name="T30">1</text:span><text:span text:style-name="T18"> </text:span><text:span text:style-name="T26">&amp;&amp;</text:span><text:span text:style-name="T18"> </text:span><text:span text:style-name="T22">myY</text:span><text:span text:style-name="T26">%</text:span><text:span text:style-name="T30">2</text:span><text:span text:style-name="T26">==</text:span><text:span text:style-name="T30">0</text:span><text:span text:style-name="T26">){</text:span><text:span text:style-name="T18"> </text:span><text:span text:style-name="T41">/*РєСЂР°Р№РЅРёР№ */</text:span></text:p>
      <text:p text:style-name="P38"><text:span text:style-name="T18"><text:s text:c="12"/></text:span><text:span text:style-name="T22">nextId</text:span><text:span text:style-name="T18"> </text:span><text:span text:style-name="T26">=</text:span><text:span text:style-name="T18"> </text:span><text:span text:style-name="T22">MyProcID</text:span><text:span text:style-name="T18"> </text:span><text:span text:style-name="T26">+</text:span><text:span text:style-name="T18"> </text:span><text:span text:style-name="T22">dimX</text:span><text:span text:style-name="T26">;</text:span></text:p>
      <text:p text:style-name="P38"><text:span text:style-name="T18"><text:s text:c="12"/></text:span><text:span text:style-name="T14">if</text:span><text:span text:style-name="T26">(</text:span><text:span text:style-name="T22">nextId</text:span><text:span text:style-name="T26">&gt;=</text:span><text:span text:style-name="T22">nProcs</text:span><text:span text:style-name="T26">)</text:span><text:span text:style-name="T18"> </text:span><text:span text:style-name="T22">nextId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14">else</text:span><text:span text:style-name="T26">{</text:span></text:p>
      <text:p text:style-name="P38"><text:span text:style-name="T18"><text:s text:c="12"/></text:span><text:span text:style-name="T22">nextId</text:span><text:span text:style-name="T18"> </text:span><text:span text:style-name="T26">=</text:span><text:span text:style-name="T18"> </text:span><text:span text:style-name="T22">MyProcID</text:span><text:span text:style-name="T18"> </text:span><text:span text:style-name="T26">+</text:span><text:span text:style-name="T18"> </text:span><text:span text:style-name="T30">1</text:span><text:span text:style-name="T18"> </text:span><text:span text:style-name="T26">-</text:span><text:span text:style-name="T18"> </text:span><text:span text:style-name="T30">2</text:span><text:span text:style-name="T26">*(</text:span><text:span text:style-name="T22">myY</text:span><text:span text:style-name="T26">%</text:span><text:span text:style-name="T30">2</text:span><text:span text:style-name="T26">!=</text:span><text:span text:style-name="T30">0</text:span><text:span text:style-name="T26">);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22">NextLink</text:span><text:span text:style-name="T26">=</text:span><text:span text:style-name="T22">MakeLink</text:span><text:span text:style-name="T26">(</text:span><text:span text:style-name="T22">nextId</text:span><text:span text:style-name="T26">,</text:span><text:span text:style-name="T18"> </text:span><text:span text:style-name="T30">1234</text:span><text:span text:style-name="T26">,</text:span><text:span text:style-name="T18"> </text:span><text:span text:style-name="T26">&amp;</text:span><text:span text:style-name="T22">error</text:span><text:span text:style-name="T26">);</text:span></text:p>
      <text:p text:style-name="P38"><text:span text:style-name="T18"><text:s text:c="8"/></text:span><text:span text:style-name="T14">if</text:span><text:span text:style-name="T26">(</text:span><text:span text:style-name="T22">NextLink</text:span><text:span text:style-name="T26">==</text:span><text:span text:style-name="T22">NULL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22">LogError</text:span><text:span text:style-name="T26">(</text:span><text:span text:style-name="T22">EC_FATAL</text:span><text:span text:style-name="T26">,</text:span><text:span text:style-name="T18"> </text:span><text:span text:style-name="T22">FName</text:span><text:span text:style-name="T26">,</text:span><text:span text:style-name="T18"> </text:span><text:span text:style-name="T34">"Failed to make link to next processor, error %d."</text:span><text:span text:style-name="T26">,</text:span><text:span text:style-name="T18"> </text:span><text:span text:style-name="T22">error</text:span><text:span text:style-name="T26">);</text:span></text:p>
      <text:p text:style-name="P38"><text:soft-page-break/><text:span text:style-name="T18"><text:s text:c="12"/></text:span><text:span text:style-name="T22">AbortServer</text:span><text:span text:style-name="T26">(</text:span><text:span text:style-name="T30">1</text:span><text:span text:style-name="T26">);</text:span></text:p>
      <text:p text:style-name="P38"><text:span text:style-name="T18"><text:s text:c="8"/></text:span><text:span text:style-name="T26">}</text:span></text:p>
      <text:p text:style-name="P38"><text:span text:style-name="T18"><text:s text:c="4"/></text:span><text:span text:style-name="T26">}</text:span></text:p>
      <text:p text:style-name="P38"><text:span text:style-name="T18"><text:s text:c="4"/></text:span><text:span text:style-name="T22">printf</text:span><text:span text:style-name="T26">(</text:span><text:span text:style-name="T34">"MyId=%d, prevId is %d, nextId is %d.\n"</text:span><text:span text:style-name="T26">,</text:span><text:span text:style-name="T18"> </text:span><text:span text:style-name="T22">MyProcID</text:span><text:span text:style-name="T26">,</text:span><text:span text:style-name="T18"> </text:span><text:span text:style-name="T22">prevId</text:span><text:span text:style-name="T26">,</text:span><text:span text:style-name="T18"> </text:span><text:span text:style-name="T22">nextId</text:span><text:span text:style-name="T26">);</text:span></text:p>
      <text:p text:style-name="P27"/>
      <text:p text:style-name="P38"><text:span text:style-name="T18"><text:s text:c="4"/></text:span><text:span text:style-name="T41">/*process message */</text:span></text:p>
      <text:p text:style-name="P38"><text:span text:style-name="T18"><text:s text:c="4"/></text:span><text:span text:style-name="T26">{</text:span></text:p>
      <text:p text:style-name="P38"><text:span text:style-name="T18"><text:s text:c="8"/></text:span><text:span text:style-name="T14">if</text:span><text:span text:style-name="T26">(</text:span><text:span text:style-name="T22">MyProcID</text:span><text:span text:style-name="T26">==</text:span><text:span text:style-name="T30">0</text:span><text:span text:style-name="T26">)</text:span><text:span text:style-name="T18"> </text:span><text:span text:style-name="T26">{</text:span></text:p>
      <text:p text:style-name="P38"><text:span text:style-name="T18"><text:s text:c="12"/></text:span><text:span text:style-name="T14">int</text:span><text:span text:style-name="T18"> </text:span><text:span text:style-name="T22">length</text:span><text:span text:style-name="T26">;</text:span></text:p>
      <text:p text:style-name="P38"><text:span text:style-name="T18"><text:s text:c="12"/></text:span><text:span text:style-name="T14">char</text:span><text:span text:style-name="T18"> </text:span><text:span text:style-name="T22">original</text:span><text:span text:style-name="T26">[</text:span><text:span text:style-name="T30">1024</text:span><text:span text:style-name="T26">],</text:span><text:span text:style-name="T18"> </text:span><text:span text:style-name="T22">result</text:span><text:span text:style-name="T26">[</text:span><text:span text:style-name="T30">1024</text:span><text:span text:style-name="T26">];</text:span></text:p>
      <text:p text:style-name="P38"><text:span text:style-name="T18"><text:s text:c="12"/></text:span><text:span text:style-name="T22">memset</text:span><text:span text:style-name="T26">(</text:span><text:span text:style-name="T22">original</text:span><text:span text:style-name="T26">,</text:span><text:span text:style-name="T18"> </text:span><text:span text:style-name="T30">0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12"/></text:span><text:span text:style-name="T22">memset</text:span><text:span text:style-name="T26">(</text:span><text:span text:style-name="T22">result</text:span><text:span text:style-name="T26">,</text:span><text:span text:style-name="T18"> </text:span><text:span text:style-name="T30">0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12"/></text:span><text:span text:style-name="T22">memset</text:span><text:span text:style-name="T26">(</text:span><text:span text:style-name="T22">body</text:span><text:span text:style-name="T26">,</text:span><text:span text:style-name="T18"> </text:span><text:span text:style-name="T30">0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12"/></text:span><text:span text:style-name="T14">int</text:span><text:span text:style-name="T18"> </text:span><text:span text:style-name="T22">cont</text:span><text:span text:style-name="T18"> </text:span><text:span text:style-name="T26">=</text:span><text:span text:style-name="T18"> </text:span><text:span text:style-name="T30">1</text:span><text:span text:style-name="T26">;</text:span></text:p>
      <text:p text:style-name="P27"><text:s text:c="12"/></text:p>
      <text:p text:style-name="P38"><text:span text:style-name="T18"><text:s text:c="12"/></text:span><text:span text:style-name="T14">while</text:span><text:span text:style-name="T18"> </text:span><text:span text:style-name="T26">(</text:span><text:span text:style-name="T22">cont</text:span><text:span text:style-name="T26">)</text:span></text:p>
      <text:p text:style-name="P38"><text:span text:style-name="T18"><text:s text:c="12"/></text:span><text:span text:style-name="T26">{</text:span></text:p>
      <text:p text:style-name="P38"><text:span text:style-name="T18"><text:s text:c="16"/></text:span><text:span text:style-name="T22">printf</text:span><text:span text:style-name="T26">(</text:span><text:span text:style-name="T34">"Input message text : \n"</text:span><text:span text:style-name="T26">);</text:span></text:p>
      <text:p text:style-name="P38"><text:span text:style-name="T18"><text:s text:c="16"/></text:span><text:span text:style-name="T22">scanf</text:span><text:span text:style-name="T26">(</text:span><text:span text:style-name="T34">"%s"</text:span><text:span text:style-name="T26">,</text:span><text:span text:style-name="T18"> </text:span><text:span text:style-name="T22">original</text:span><text:span text:style-name="T26">);</text:span></text:p>
      <text:p text:style-name="P38"><text:span text:style-name="T18"><text:s text:c="16"/></text:span><text:span text:style-name="T22">length</text:span><text:span text:style-name="T26">=</text:span><text:span text:style-name="T22">strlen</text:span><text:span text:style-name="T26">(</text:span><text:span text:style-name="T22">original</text:span><text:span text:style-name="T26">);</text:span></text:p>
      <text:p text:style-name="P27"><text:s text:c="16"/></text:p>
      <text:p text:style-name="P38"><text:span text:style-name="T18"><text:s text:c="16"/></text:span><text:span text:style-name="T14">if</text:span><text:span text:style-name="T26">(</text:span><text:span text:style-name="T22">empty</text:span><text:span text:style-name="T18"> </text:span><text:span text:style-name="T26">==</text:span><text:span text:style-name="T18"> </text:span><text:span text:style-name="T30">1</text:span><text:span text:style-name="T26">){</text:span></text:p>
      <text:p text:style-name="P38"><text:span text:style-name="T18"><text:s text:c="20"/></text:span><text:span text:style-name="T22">sprintf</text:span><text:span text:style-name="T26">(</text:span><text:span text:style-name="T22">body</text:span><text:span text:style-name="T26">,</text:span><text:span text:style-name="T18"> </text:span><text:span text:style-name="T22">original</text:span><text:span text:style-name="T26">);</text:span></text:p>
      <text:p text:style-name="P38"><text:span text:style-name="T18"><text:s text:c="20"/></text:span><text:span text:style-name="T22">printf</text:span><text:span text:style-name="T26">(</text:span><text:span text:style-name="T34">"MyId=%d. empty: %s.\n"</text:span><text:span text:style-name="T26">,</text:span></text:p>
      <text:p text:style-name="P38"><text:span text:style-name="T18"><text:s text:c="20"/></text:span><text:span text:style-name="T22">MyProcID</text:span><text:span text:style-name="T26">,</text:span><text:span text:style-name="T18"> </text:span><text:span text:style-name="T22">body</text:span><text:span text:style-name="T26">);</text:span></text:p>
      <text:p text:style-name="P38"><text:span text:style-name="T18"><text:s text:c="20"/></text:span><text:span text:style-name="T22">empty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16"/></text:span><text:span text:style-name="T26">}</text:span><text:span text:style-name="T18"> </text:span></text:p>
      <text:p text:style-name="P38"><text:span text:style-name="T18"><text:s text:c="16"/></text:span><text:span text:style-name="T14">else</text:span><text:span text:style-name="T26">{</text:span></text:p>
      <text:p text:style-name="P38"><text:span text:style-name="T18"><text:s text:c="20"/></text:span><text:span text:style-name="T22">printf</text:span><text:span text:style-name="T26">(</text:span><text:span text:style-name="T34">"MyId=%d. not empty: %s.\n"</text:span><text:span text:style-name="T26">,</text:span><text:span text:style-name="T22">MyProcID</text:span><text:span text:style-name="T26">,</text:span><text:span text:style-name="T18"> </text:span><text:span text:style-name="T22">original</text:span><text:span text:style-name="T26">);</text:span></text:p>
      <text:p text:style-name="P38"><text:span text:style-name="T18"><text:s text:c="20"/></text:span><text:span text:style-name="T22">printf</text:span><text:span text:style-name="T26">(</text:span><text:span text:style-name="T34">"MyId=%d. Sending message: %s.\n"</text:span><text:span text:style-name="T26">,</text:span><text:span text:style-name="T22">MyProcID</text:span><text:span text:style-name="T26">,</text:span><text:span text:style-name="T18"> </text:span><text:span text:style-name="T22">body</text:span><text:span text:style-name="T26">);</text:span></text:p>
      <text:p text:style-name="P38"><text:span text:style-name="T18"><text:s text:c="20"/></text:span><text:span text:style-name="T22">printf</text:span><text:span text:style-name="T26">(</text:span><text:span text:style-name="T34">"MyId=%d. My body is: %s.\n"</text:span><text:span text:style-name="T26">,</text:span><text:span text:style-name="T22">MyProcID</text:span><text:span text:style-name="T26">,</text:span><text:span text:style-name="T18"> </text:span><text:span text:style-name="T22">original</text:span><text:span text:style-name="T26">);</text:span></text:p>
      <text:p text:style-name="P38"><text:span text:style-name="T18"><text:s text:c="20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body</text:span><text:span text:style-name="T26">,</text:span><text:span text:style-name="T18"> </text:span><text:span text:style-name="T22">length</text:span><text:span text:style-name="T26">);</text:span></text:p>
      <text:p text:style-name="P38"><text:span text:style-name="T18"><text:s text:c="20"/></text:span><text:span text:style-name="T22">sprintf</text:span><text:span text:style-name="T26">(</text:span><text:span text:style-name="T22">body</text:span><text:span text:style-name="T26">,</text:span><text:span text:style-name="T18"> </text:span><text:span text:style-name="T22">original</text:span><text:span text:style-name="T26">);</text:span></text:p>
      <text:p text:style-name="P38"><text:span text:style-name="T18"><text:s text:c="20"/></text:span><text:span text:style-name="T22">length</text:span><text:span text:style-name="T18"> </text:span><text:span text:style-name="T26">=</text:span><text:span text:style-name="T18"> </text:span><text:span text:style-name="T22">RecvLink</text:span><text:span text:style-name="T26">(</text:span><text:span text:style-name="T22">PrevLink</text:span><text:span text:style-name="T26">,</text:span><text:span text:style-name="T18"> </text:span><text:span text:style-name="T22">result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20"/></text:span><text:span text:style-name="T22">result</text:span><text:span text:style-name="T26">[</text:span><text:span text:style-name="T22">length</text:span><text:span text:style-name="T26">]=(</text:span><text:span text:style-name="T14">char</text:span><text:span text:style-name="T26">)</text:span><text:span text:style-name="T30">0</text:span><text:span text:style-name="T26">;</text:span></text:p>
      <text:p text:style-name="P38"><text:span text:style-name="T18"><text:s text:c="20"/></text:span><text:span text:style-name="T22">printf</text:span><text:span text:style-name="T26">(</text:span><text:span text:style-name="T34">"MyId=%d. Status message received: %s.\n"</text:span><text:span text:style-name="T26">,</text:span><text:span text:style-name="T22">MyProcID</text:span><text:span text:style-name="T26">,</text:span><text:span text:style-name="T18"> </text:span><text:span text:style-name="T22">result</text:span><text:span text:style-name="T26">);</text:span></text:p>
      <text:p text:style-name="P27"><text:s text:c="20"/></text:p>
      <text:p text:style-name="P38"><text:span text:style-name="T18"><text:s text:c="20"/></text:span><text:span text:style-name="T14">if</text:span><text:span text:style-name="T26">(</text:span><text:span text:style-name="T22">stricmp</text:span><text:span text:style-name="T26">(</text:span><text:span text:style-name="T22">result</text:span><text:span text:style-name="T26">,</text:span><text:span text:style-name="T18"> </text:span><text:span text:style-name="T34">"FIFO is not complete "</text:span><text:span text:style-name="T26">)</text:span><text:span text:style-name="T18"> </text:span><text:span text:style-name="T26">!=</text:span><text:span text:style-name="T18"> </text:span><text:span text:style-name="T30">0</text:span><text:span text:style-name="T26">){</text:span><text:span text:style-name="T18"> </text:span></text:p>
      <text:p text:style-name="P38"><text:span text:style-name="T18"><text:s text:c="24"/></text:span><text:span text:style-name="T22">printf</text:span><text:span text:style-name="T26">(</text:span><text:span text:style-name="T34">"MyId=%d, sending status message:%s\n"</text:span><text:span text:style-name="T26">,</text:span><text:span text:style-name="T18"> </text:span><text:span text:style-name="T22">MyProcID</text:span><text:span text:style-name="T26">,</text:span><text:span text:style-name="T18"> </text:span><text:span text:style-name="T22">result</text:span><text:span text:style-name="T26">);</text:span></text:p>
      <text:p text:style-name="P38"><text:span text:style-name="T18"><text:s text:c="24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result</text:span><text:span text:style-name="T26">,</text:span><text:span text:style-name="T18"> </text:span><text:span text:style-name="T22">length</text:span><text:span text:style-name="T26">);</text:span></text:p>
      <text:p text:style-name="P38"><text:span text:style-name="T18"><text:s text:c="24"/></text:span><text:span text:style-name="T22">cont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20"/></text:span><text:span text:style-name="T26">}</text:span></text:p>
      <text:p text:style-name="P38"><text:span text:style-name="T18"><text:s text:c="16"/></text:span><text:span text:style-name="T26">}</text:span></text:p>
      <text:p text:style-name="P38"><text:span text:style-name="T18"><text:s text:c="12"/></text:span><text:span text:style-name="T26">}</text:span></text:p>
      <text:p text:style-name="P38"><text:span text:style-name="T18"><text:s text:c="8"/></text:span><text:span text:style-name="T26">}</text:span></text:p>
      <text:p text:style-name="P38"><text:span text:style-name="T18"><text:s text:c="8"/></text:span><text:span text:style-name="T14">else</text:span><text:span text:style-name="T18"> </text:span><text:span text:style-name="T26">{</text:span></text:p>
      <text:p text:style-name="P38"><text:span text:style-name="T18"><text:s text:c="12"/></text:span><text:span text:style-name="T14">int</text:span><text:span text:style-name="T18"> </text:span><text:span text:style-name="T22">length</text:span><text:span text:style-name="T26">;</text:span></text:p>
      <text:p text:style-name="P38"><text:span text:style-name="T18"><text:s text:c="12"/></text:span><text:span text:style-name="T14">char</text:span><text:span text:style-name="T18"> </text:span><text:span text:style-name="T22">buffer</text:span><text:span text:style-name="T26">[</text:span><text:span text:style-name="T30">1024</text:span><text:span text:style-name="T26">];</text:span></text:p>
      <text:p text:style-name="P38"><text:span text:style-name="T18"><text:s text:c="12"/></text:span><text:span text:style-name="T22">memset</text:span><text:span text:style-name="T26">(</text:span><text:span text:style-name="T22">buffer</text:span><text:span text:style-name="T26">,</text:span><text:span text:style-name="T18"> </text:span><text:span text:style-name="T30">0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12"/></text:span><text:span text:style-name="T14">int</text:span><text:span text:style-name="T18"> </text:span><text:span text:style-name="T22">cont</text:span><text:span text:style-name="T18"> </text:span><text:span text:style-name="T26">=</text:span><text:span text:style-name="T18"> </text:span><text:span text:style-name="T30">1</text:span><text:span text:style-name="T26">;</text:span></text:p>
      <text:p text:style-name="P38"><text:span text:style-name="T18"><text:s text:c="12"/></text:span><text:span text:style-name="T14">while</text:span><text:span text:style-name="T18"> </text:span><text:span text:style-name="T26">(</text:span><text:span text:style-name="T22">cont</text:span><text:span text:style-name="T26">)</text:span></text:p>
      <text:p text:style-name="P38"><text:span text:style-name="T18"><text:s text:c="12"/></text:span><text:span text:style-name="T26">{</text:span></text:p>
      <text:p text:style-name="P38"><text:span text:style-name="T18"><text:s text:c="16"/></text:span><text:span text:style-name="T22">length</text:span><text:span text:style-name="T26">=</text:span><text:span text:style-name="T22">RecvLink</text:span><text:span text:style-name="T26">(</text:span><text:span text:style-name="T22">PrevLink</text:span><text:span text:style-name="T26">,</text:span><text:span text:style-name="T18"> </text:span><text:span text:style-name="T22">buffer</text:span><text:span text:style-name="T26">,</text:span><text:span text:style-name="T18"> </text:span><text:span text:style-name="T30">1024</text:span><text:span text:style-name="T26">);</text:span></text:p>
      <text:p text:style-name="P38"><text:span text:style-name="T18"><text:s text:c="16"/></text:span><text:span text:style-name="T22">buffer</text:span><text:span text:style-name="T26">[</text:span><text:span text:style-name="T22">length</text:span><text:span text:style-name="T26">]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16"/></text:span><text:span text:style-name="T22">printf</text:span><text:span text:style-name="T26">(</text:span><text:span text:style-name="T34">"MyId=%d, got message: %s\n"</text:span><text:span text:style-name="T26">,</text:span><text:span text:style-name="T22">MyProcID</text:span><text:span text:style-name="T26">,</text:span><text:span text:style-name="T18"> </text:span><text:span text:style-name="T22">buffer</text:span><text:span text:style-name="T18"> </text:span><text:span text:style-name="T26">);</text:span></text:p>
      <text:p text:style-name="P38"><text:span text:style-name="T18"><text:s text:c="16"/></text:span><text:span text:style-name="T14">if</text:span><text:span text:style-name="T26">(</text:span><text:span text:style-name="T22">stricmp</text:span><text:span text:style-name="T26">(</text:span><text:span text:style-name="T22">buffer</text:span><text:span text:style-name="T26">,</text:span><text:span text:style-name="T18"> </text:span><text:span text:style-name="T34">"FIFO is not complete "</text:span><text:span text:style-name="T26">)</text:span><text:span text:style-name="T18"> </text:span><text:span text:style-name="T26">==</text:span><text:span text:style-name="T18"> </text:span><text:span text:style-name="T30">0</text:span><text:span text:style-name="T26">){</text:span></text:p>
      <text:p text:style-name="P38"><text:span text:style-name="T18"><text:s text:c="20"/></text:span><text:span text:style-name="T22">printf</text:span><text:span text:style-name="T26">(</text:span><text:span text:style-name="T34">"MyId=%d, sending status message %s\n"</text:span><text:span text:style-name="T26">,</text:span><text:span text:style-name="T18"> </text:span><text:span text:style-name="T22">MyProcID</text:span><text:span text:style-name="T26">,</text:span><text:span text:style-name="T18"> <text:s text:c="3"/></text:span><text:span text:style-name="T22">buffer</text:span><text:span text:style-name="T26">);</text:span></text:p>
      <text:p text:style-name="P38"><text:span text:style-name="T18"><text:s text:c="20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buffer</text:span><text:span text:style-name="T26">,</text:span><text:span text:style-name="T18"> </text:span><text:span text:style-name="T22">length</text:span><text:span text:style-name="T26">);</text:span></text:p>
      <text:p text:style-name="P38"><text:span text:style-name="T18"><text:s text:c="16"/></text:span><text:span text:style-name="T26">}</text:span><text:span text:style-name="T14">else</text:span><text:span text:style-name="T18"> </text:span><text:span text:style-name="T14">if</text:span><text:span text:style-name="T26">(</text:span><text:span text:style-name="T22">stricmp</text:span><text:span text:style-name="T26">(</text:span><text:span text:style-name="T22">buffer</text:span><text:span text:style-name="T26">,</text:span><text:span text:style-name="T18"> </text:span><text:span text:style-name="T34">" FIFO is complete "</text:span><text:span text:style-name="T26">)==</text:span><text:span text:style-name="T30">0</text:span><text:span text:style-name="T26">){</text:span></text:p>
      <text:p text:style-name="P38"><text:span text:style-name="T18"><text:s text:c="20"/></text:span><text:span text:style-name="T22">cont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20"/></text:span><text:span text:style-name="T22">printf</text:span><text:span text:style-name="T26">(</text:span><text:span text:style-name="T34">"MyId=%d, sending status message %s\n"</text:span><text:span text:style-name="T26">,</text:span><text:span text:style-name="T18"> </text:span><text:span text:style-name="T22">MyProcID</text:span><text:span text:style-name="T26">,</text:span><text:span text:style-name="T18"> </text:span><text:span text:style-name="T22">buffer</text:span><text:span text:style-name="T26">);</text:span></text:p>
      <text:p text:style-name="P38"><text:span text:style-name="T18"><text:s text:c="20"/></text:span><text:span text:style-name="T14">if</text:span><text:span text:style-name="T26">(</text:span><text:span text:style-name="T22">MyProcID</text:span><text:span text:style-name="T18"> </text:span><text:span text:style-name="T26">!=</text:span><text:span text:style-name="T18"> </text:span><text:span text:style-name="T22">lastId</text:span><text:span text:style-name="T26">)</text:span><text:span text:style-name="T18"> 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buffer</text:span><text:span text:style-name="T26">,</text:span><text:span text:style-name="T18"> </text:span><text:span text:style-name="T22">length</text:span><text:span text:style-name="T26">);</text:span></text:p>
      <text:p text:style-name="P38"><text:span text:style-name="T18"><text:s text:c="16"/></text:span><text:span text:style-name="T26">}</text:span></text:p>
      <text:p text:style-name="P38"><text:span text:style-name="T18"><text:s text:c="16"/></text:span><text:span text:style-name="T14">else</text:span><text:span text:style-name="T26">{</text:span></text:p>
      <text:p text:style-name="P38"><text:span text:style-name="T18"><text:s text:c="20"/></text:span><text:span text:style-name="T14">if</text:span><text:span text:style-name="T26">(</text:span><text:span text:style-name="T22">empty</text:span><text:span text:style-name="T18"> </text:span><text:span text:style-name="T26">==</text:span><text:span text:style-name="T18"> </text:span><text:span text:style-name="T30">1</text:span><text:span text:style-name="T26">)</text:span><text:span text:style-name="T18"> </text:span><text:span text:style-name="T26">{</text:span></text:p>
      <text:p text:style-name="P38"><text:span text:style-name="T18"><text:s text:c="24"/></text:span><text:span text:style-name="T22">sprintf</text:span><text:span text:style-name="T26">(</text:span><text:span text:style-name="T22">body</text:span><text:span text:style-name="T26">,</text:span><text:span text:style-name="T18"> </text:span><text:span text:style-name="T22">buffer</text:span><text:span text:style-name="T26">);</text:span></text:p>
      <text:p text:style-name="P38"><text:span text:style-name="T18"><text:s text:c="24"/></text:span><text:span text:style-name="T22">bodylen</text:span><text:span text:style-name="T18"> </text:span><text:span text:style-name="T26">=</text:span><text:span text:style-name="T18"> </text:span><text:span text:style-name="T22">length</text:span><text:span text:style-name="T26">;</text:span></text:p>
      <text:p text:style-name="P38"><text:span text:style-name="T18"><text:s text:c="24"/></text:span><text:span text:style-name="T22">body</text:span><text:span text:style-name="T26">[</text:span><text:span text:style-name="T22">bodylen</text:span><text:span text:style-name="T26">]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24"/></text:span><text:span text:style-name="T22">printf</text:span><text:span text:style-name="T26">(</text:span><text:span text:style-name="T34">"MyId=%d. I was empty!\n"</text:span><text:span text:style-name="T26">,</text:span><text:span text:style-name="T22">MyProcID</text:span><text:span text:style-name="T26">);</text:span></text:p>
      <text:p text:style-name="P38"><text:span text:style-name="T18"><text:s text:c="24"/></text:span><text:span text:style-name="T22">printf</text:span><text:span text:style-name="T26">(</text:span><text:span text:style-name="T34">"MyId=%d. My body is: %s.\n"</text:span><text:span text:style-name="T26">,</text:span><text:span text:style-name="T22">MyProcID</text:span><text:span text:style-name="T26">,</text:span><text:span text:style-name="T22">body</text:span><text:span text:style-name="T26">);</text:span></text:p>
      <text:p text:style-name="P38"><text:span text:style-name="T18"><text:s text:c="24"/></text:span><text:span text:style-name="T22">empty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24"/></text:span><text:span text:style-name="T14">if</text:span><text:span text:style-name="T26">(</text:span><text:span text:style-name="T22">MyProcID</text:span><text:span text:style-name="T18"> </text:span><text:span text:style-name="T26">==</text:span><text:span text:style-name="T18"> </text:span><text:span text:style-name="T22">lastId</text:span><text:span text:style-name="T26">){</text:span></text:p>
      <text:p text:style-name="P38"><text:span text:style-name="T18"><text:s text:c="28"/></text:span><text:span text:style-name="T14">char</text:span><text:span text:style-name="T26">*</text:span><text:span text:style-name="T18"> </text:span><text:span text:style-name="T22">mes</text:span><text:span text:style-name="T18"> </text:span><text:span text:style-name="T26">=</text:span><text:span text:style-name="T18"> </text:span><text:span text:style-name="T34">" FIFO is complete\0"</text:span><text:span text:style-name="T26">;</text:span></text:p>
      <text:p text:style-name="P38"><text:span text:style-name="T18"><text:s text:c="28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mes</text:span><text:span text:style-name="T26">,</text:span><text:span text:style-name="T18"> </text:span><text:span text:style-name="T30">15</text:span><text:span text:style-name="T26">);</text:span></text:p>
      <text:p text:style-name="P38"><text:span text:style-name="T18"><text:s text:c="24"/></text:span><text:span text:style-name="T26">}</text:span></text:p>
      <text:p text:style-name="P38"><text:span text:style-name="T18"><text:s text:c="24"/></text:span><text:span text:style-name="T14">else</text:span><text:span text:style-name="T26">{</text:span></text:p>
      <text:p text:style-name="P38"><text:span text:style-name="T18"><text:s text:c="28"/></text:span><text:span text:style-name="T14">char</text:span><text:span text:style-name="T26">*</text:span><text:span text:style-name="T18"> </text:span><text:span text:style-name="T22">mes</text:span><text:span text:style-name="T18"> </text:span><text:span text:style-name="T26">=</text:span><text:span text:style-name="T18"> </text:span><text:span text:style-name="T34">" FIFO is not complete \0"</text:span><text:span text:style-name="T26">;</text:span></text:p>
      <text:p text:style-name="P38"><text:span text:style-name="T18"><text:s text:c="28"/></text:span><text:span text:style-name="T22">printf</text:span><text:span text:style-name="T26">(</text:span><text:span text:style-name="T34">"MyId=%d. Sending status message:%s\n"</text:span><text:span text:style-name="T26">,</text:span><text:span text:style-name="T18"> </text:span><text:span text:style-name="T22">MyProcID</text:span><text:span text:style-name="T26">,</text:span><text:span text:style-name="T18"> </text:span><text:span text:style-name="T22">mes</text:span><text:span text:style-name="T26">);</text:span></text:p>
      <text:p text:style-name="P38"><text:span text:style-name="T18"><text:s text:c="28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mes</text:span><text:span text:style-name="T26">,</text:span><text:span text:style-name="T18"> </text:span><text:span text:style-name="T22">strlen</text:span><text:span text:style-name="T26">(</text:span><text:span text:style-name="T22">mes</text:span><text:span text:style-name="T26">));</text:span></text:p>
      <text:p text:style-name="P38"><text:span text:style-name="T18"><text:s text:c="24"/></text:span><text:span text:style-name="T26">}</text:span></text:p>
      <text:p text:style-name="P38"><text:span text:style-name="T18"><text:s text:c="20"/></text:span><text:span text:style-name="T26">}</text:span></text:p>
      <text:p text:style-name="P38"><text:span text:style-name="T18"><text:s text:c="20"/></text:span><text:span text:style-name="T14">else</text:span><text:span text:style-name="T26">{</text:span></text:p>
      <text:p text:style-name="P38"><text:soft-page-break/><text:span text:style-name="T18"><text:s text:c="24"/></text:span><text:span text:style-name="T22">printf</text:span><text:span text:style-name="T26">(</text:span><text:span text:style-name="T34">"MyId=%d. I was not empty, my body was:%s\n"</text:span><text:span text:style-name="T26">,</text:span></text:p>
      <text:p text:style-name="P38"><text:span text:style-name="T18"><text:s text:c="24"/></text:span><text:span text:style-name="T22">MyProcID</text:span><text:span text:style-name="T26">,</text:span><text:span text:style-name="T18"> </text:span><text:span text:style-name="T22">body</text:span><text:span text:style-name="T26">);</text:span></text:p>
      <text:p text:style-name="P38"><text:span text:style-name="T18"><text:s text:c="24"/></text:span><text:span text:style-name="T22">printf</text:span><text:span text:style-name="T26">(</text:span><text:span text:style-name="T34">"MyId=%d. Sending message: %s.\n"</text:span><text:span text:style-name="T26">,</text:span><text:span text:style-name="T22">MyProcID</text:span><text:span text:style-name="T26">,</text:span><text:span text:style-name="T18"> </text:span><text:span text:style-name="T22">body</text:span><text:span text:style-name="T26">);</text:span></text:p>
      <text:p text:style-name="P38"><text:span text:style-name="T18"><text:s text:c="24"/></text:span><text:span text:style-name="T22">printf</text:span><text:span text:style-name="T26">(</text:span><text:span text:style-name="T34">"MyId=%d. My body is: %s.\n"</text:span><text:span text:style-name="T26">,</text:span></text:p>
      <text:p text:style-name="P38"><text:span text:style-name="T18"><text:s text:c="24"/></text:span><text:span text:style-name="T22">MyProcID</text:span><text:span text:style-name="T26">,</text:span><text:span text:style-name="T18"> </text:span><text:span text:style-name="T22">buffer</text:span><text:span text:style-name="T26">);</text:span></text:p>
      <text:p text:style-name="P38"><text:span text:style-name="T18"><text:s text:c="24"/></text:span><text:span text:style-name="T22">SendLink</text:span><text:span text:style-name="T26">(</text:span><text:span text:style-name="T22">NextLink</text:span><text:span text:style-name="T26">,</text:span><text:span text:style-name="T18"> </text:span><text:span text:style-name="T22">body</text:span><text:span text:style-name="T26">,</text:span><text:span text:style-name="T18"> </text:span><text:span text:style-name="T22">bodylen</text:span><text:span text:style-name="T26">);</text:span></text:p>
      <text:p text:style-name="P38"><text:span text:style-name="T18"><text:s text:c="24"/></text:span><text:span text:style-name="T22">sprintf</text:span><text:span text:style-name="T26">(</text:span><text:span text:style-name="T22">body</text:span><text:span text:style-name="T26">,</text:span><text:span text:style-name="T18"> </text:span><text:span text:style-name="T22">buffer</text:span><text:span text:style-name="T26">);</text:span></text:p>
      <text:p text:style-name="P38"><text:span text:style-name="T18"><text:s text:c="24"/></text:span><text:span text:style-name="T22">bodylen</text:span><text:span text:style-name="T18"> </text:span><text:span text:style-name="T26">=</text:span><text:span text:style-name="T18"> </text:span><text:span text:style-name="T22">length</text:span><text:span text:style-name="T26">;</text:span></text:p>
      <text:p text:style-name="P38"><text:span text:style-name="T18"><text:s text:c="24"/></text:span><text:span text:style-name="T22">body</text:span><text:span text:style-name="T26">[</text:span><text:span text:style-name="T22">bodylen</text:span><text:span text:style-name="T26">]</text:span><text:span text:style-name="T18"> </text:span><text:span text:style-name="T26">=</text:span><text:span text:style-name="T18"> </text:span><text:span text:style-name="T30">0</text:span><text:span text:style-name="T26">;</text:span></text:p>
      <text:p text:style-name="P38"><text:span text:style-name="T18"><text:s text:c="20"/></text:span><text:span text:style-name="T26">}</text:span></text:p>
      <text:p text:style-name="P38"><text:span text:style-name="T18"><text:s text:c="16"/></text:span><text:span text:style-name="T26">}</text:span></text:p>
      <text:p text:style-name="P38"><text:span text:style-name="T18"><text:s text:c="12"/></text:span><text:span text:style-name="T26">}</text:span></text:p>
      <text:p text:style-name="P38"><text:span text:style-name="T18"><text:s text:c="8"/></text:span><text:span text:style-name="T26">}</text:span></text:p>
      <text:p text:style-name="P38"><text:span text:style-name="T18"><text:s text:c="4"/></text:span><text:span text:style-name="T26">}</text:span></text:p>
      <text:p text:style-name="P38"><text:span text:style-name="T18"><text:s text:c="4"/></text:span><text:span text:style-name="T22">exit</text:span><text:span text:style-name="T26">(</text:span><text:span text:style-name="T30">0</text:span><text:span text:style-name="T26">);</text:span></text:p>
      <text:p text:style-name="P37"><text:span text:style-name="T42">}</text:span></text:p>
      <text:list text:style-name="WW8Num2" text:continue-numbering="true">
        <text:list-item>
          <text:h text:style-name="P207" text:outline-level="1"><text:span text:style-name="T1">Результаты работы </text:span></text:h>
        </text:list-item>
      </text:list>
      <text:p text:style-name="P202"><text:span text:style-name="T3">MyId=0, prevId is 2, nextId is 1.</text:span></text:p>
      <text:p text:style-name="P202"><text:span text:style-name="T3">MyId=1, prevId is 0, nextId is 3.</text:span></text:p>
      <text:p text:style-name="P202"><text:span text:style-name="T3">MyId=2, prevId is 3, nextId is 0.</text:span></text:p>
      <text:p text:style-name="P202"><text:span text:style-name="T3">MyId=3, prevId is 1, nextId is 2.</text:span></text:p>
      <text:p text:style-name="P202"><text:span text:style-name="T3">Input message text : hello</text:span></text:p>
      <text:p text:style-name="P202"><text:span text:style-name="T3">MyId=0. empty: hello</text:span></text:p>
      <text:p text:style-name="P202"><text:span text:style-name="T3">Input message text : ,</text:span></text:p>
      <text:p text:style-name="P202"><text:span text:style-name="T3">MyId=0. not empty: , </text:span></text:p>
      <text:p text:style-name="P202"><text:span text:style-name="T3">MyId=0. Sending message: hello</text:span></text:p>
      <text:p text:style-name="P202"><text:span text:style-name="T3">MyId=0. My body is: ,</text:span></text:p>
      <text:p text:style-name="P202"><text:span text:style-name="T3">MyId=1, got message: hello</text:span></text:p>
      <text:p text:style-name="P202"><text:span text:style-name="T3">MyId=1. I was empty!</text:span></text:p>
      <text:p text:style-name="P202"><text:span text:style-name="T3">MyId=1. My body is: hello</text:span></text:p>
      <text:p text:style-name="P202"><text:span text:style-name="T3">MyId=1. Sending status message: FIFO is not complete</text:span></text:p>
      <text:p text:style-name="P202"><text:span text:style-name="T3">MyId=3, got message: FIFO is not complete</text:span></text:p>
      <text:p text:style-name="P202"><text:span text:style-name="T3">MyId=3, sending status message FIFO is not complete</text:span></text:p>
      <text:p text:style-name="P202"><text:span text:style-name="T3">MyId=2, got message: FIFO is not complete</text:span></text:p>
      <text:p text:style-name="P202"><text:span text:style-name="T3">MyId=2, sending status message FIFO is not complete</text:span></text:p>
      <text:p text:style-name="P202"><text:span text:style-name="T3">MyId=0. Status message received: FIFO is not complete.</text:span></text:p>
      <text:p text:style-name="P202"><text:span text:style-name="T3">Input message text : world</text:span></text:p>
      <text:p text:style-name="P202"><text:span text:style-name="T3">MyId=0. not empty: world</text:span></text:p>
      <text:p text:style-name="P202"><text:span text:style-name="T3">MyId=0. Sending message: ,</text:span></text:p>
      <text:p text:style-name="P202"><text:span text:style-name="T3">MyId=0. My body is: world</text:span></text:p>
      <text:p text:style-name="P202"><text:span text:style-name="T3">MyId=1, got message: ,</text:span></text:p>
      <text:p text:style-name="P202"><text:span text:style-name="T3">MyId=1. I was not empty, my body was:hello</text:span></text:p>
      <text:p text:style-name="P202"><text:span text:style-name="T3">MyId=1. Sending message: hello</text:span></text:p>
      <text:p text:style-name="P202"><text:span text:style-name="T3">MyId=1. My body is: ,</text:span></text:p>
      <text:p text:style-name="P202"><text:span text:style-name="T3">MyId=3, got message: hello</text:span></text:p>
      <text:p text:style-name="P202"><text:span text:style-name="T3">MyId=3. I was empty!</text:span></text:p>
      <text:p text:style-name="P202"><text:span text:style-name="T3">MyId=3. My body is: hello</text:span></text:p>
      <text:p text:style-name="P202"><text:span text:style-name="T3">MyId=3. Sending status message: FIFO is not complete</text:span></text:p>
      <text:p text:style-name="P202"><text:span text:style-name="T3">MyId=2, got message: FIFO is not complete</text:span></text:p>
      <text:p text:style-name="P202"><text:span text:style-name="T3">MyId=2, sending status message FIFO is not complete</text:span></text:p>
      <text:p text:style-name="P202"><text:span text:style-name="T3">MyId=0. Status message received: FIFO is not complete.</text:span></text:p>
      <text:p text:style-name="P202"><text:span text:style-name="T3">Input message text : !</text:span></text:p>
      <text:p text:style-name="P202"><text:span text:style-name="T3">MyId=0. not empty: !</text:span></text:p>
      <text:p text:style-name="P202"><text:span text:style-name="T3">MyId=0. Sending message: world</text:span></text:p>
      <text:p text:style-name="P202"><text:span text:style-name="T3">MyId=0. My body is: !</text:span></text:p>
      <text:p text:style-name="P202"><text:span text:style-name="T3">MyId=1, got message: world</text:span></text:p>
      <text:p text:style-name="P202"><text:span text:style-name="T3">MyId=1. I was not empty, my body was: ,</text:span></text:p>
      <text:p text:style-name="P202"><text:span text:style-name="T3">MyId=1. Sending message: ,</text:span></text:p>
      <text:p text:style-name="P202"><text:span text:style-name="T3">MyId=1. My body is: world</text:span></text:p>
      <text:p text:style-name="P202"><text:span text:style-name="T3">MyId=3, got message: ,</text:span></text:p>
      <text:p text:style-name="P202"><text:span text:style-name="T3">MyId=3. I was not empty, my body was:hello</text:span></text:p>
      <text:p text:style-name="P202"><text:span text:style-name="T3">MyId=3. Sending message: hello</text:span></text:p>
      <text:p text:style-name="P202"><text:span text:style-name="T3">MyId=3. My body is: ,</text:span></text:p>
      <text:p text:style-name="P202"><text:span text:style-name="T3">MyId=2, got message: hello</text:span></text:p>
      <text:p text:style-name="P202"><text:span text:style-name="T3">MyId=2. I was empty!</text:span></text:p>
      <text:p text:style-name="P202"><text:span text:style-name="T3">MyId=2. My body is: hello</text:span></text:p>
      <text:p text:style-name="P202"><text:span text:style-name="T3">MyId=0. Status message received: FIFO is complete </text:span></text:p>
      <text:p text:style-name="P202"><text:span text:style-name="T3">MyId=0, sending status message: FIFO is complete</text:span></text:p>
      <text:p text:style-name="P202"><text:span text:style-name="T3">MyId=1, got message: FIFO is complete</text:span></text:p>
      <text:p text:style-name="P202"><text:span text:style-name="T3">MyId=1, sending status message FIFO is complete</text:span></text:p>
      <text:p text:style-name="P202"><text:span text:style-name="T3">MyId=3, got message: FIFO is complete</text:span></text:p>
      <text:p text:style-name="P202"><text:span text:style-name="T3">MyId=3, sending status message FIFO is complete</text:span></text:p>
      <text:p text:style-name="P202"><text:span text:style-name="T3">MyId=2, got message: FIFO is complete</text:span></text:p>
      <text:p text:style-name="P202"><text:span text:style-name="T3">MyId=2, sending status message FIFO is complete</text:span></text:p>
      <text:list text:style-name="WW8Num2" text:continue-numbering="true">
        <text:list-item>
          <text:h text:style-name="P207" text:outline-level="1"><text:span text:style-name="T1">Вывод</text:span></text:h>
        </text:list-item>
      </text:list>
      <text:p text:style-name="P203">В ходе лабораторной работы создана программа, моделирующая буфер типа <text:span text:style-name="T8">FIFO</text:span> на <text:span text:style-name="T8">N</text:span> сообщений, где <text:span text:style-name="T8">N</text:span> – число процессо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1.27cm" text:min-label-width="0.635cm"/>
      </text:list-level-style-number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3.175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81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5.08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6.3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Андрей</meta:initial-creator>
    <meta:creation-date>2007-02-26T21:03:00</meta:creation-date>
    <dc:creator>eav eav</dc:creator>
    <dc:date>2008-05-30T04:07:01</dc:date>
    <meta:print-date>2007-10-20T15:01:00</meta:print-date>
    <meta:editing-cycles>387</meta:editing-cycles>
    <meta:editing-duration>PT23H10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265" meta:word-count="1265" meta:character-count="10057"/>
  </office:meta>
</office:document-meta>
</file>